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2266e" officeooo:paragraph-rsid="0012266e"/>
    </style:style>
    <style:style style:name="P2" style:family="paragraph" style:parent-style-name="Table_20_Contents">
      <style:text-properties officeooo:rsid="001696f6" officeooo:paragraph-rsid="001696f6"/>
    </style:style>
    <style:style style:name="P3" style:family="paragraph" style:parent-style-name="Table_20_Contents">
      <style:text-properties officeooo:paragraph-rsid="00169945"/>
    </style:style>
    <style:style style:name="P4" style:family="paragraph" style:parent-style-name="Table_20_Contents">
      <style:text-properties officeooo:rsid="00192bfb" officeooo:paragraph-rsid="00192bfb"/>
    </style:style>
    <style:style style:name="P5" style:family="paragraph" style:parent-style-name="Table_20_Contents">
      <style:text-properties officeooo:rsid="001963c4" officeooo:paragraph-rsid="001963c4"/>
    </style:style>
    <style:style style:name="P6" style:family="paragraph" style:parent-style-name="Table_20_Contents">
      <style:text-properties officeooo:rsid="001b53bf" officeooo:paragraph-rsid="001b53bf"/>
    </style:style>
    <style:style style:name="P7" style:family="paragraph" style:parent-style-name="Table_20_Contents">
      <style:text-properties officeooo:rsid="001c4bcf" officeooo:paragraph-rsid="001c4bcf"/>
    </style:style>
    <style:style style:name="P8" style:family="paragraph" style:parent-style-name="Table_20_Contents">
      <style:text-properties officeooo:rsid="001d988c" officeooo:paragraph-rsid="001d988c"/>
    </style:style>
    <style:style style:name="P9" style:family="paragraph" style:parent-style-name="Table_20_Contents">
      <style:text-properties officeooo:paragraph-rsid="001e76f4"/>
    </style:style>
    <style:style style:name="P10" style:family="paragraph" style:parent-style-name="Table_20_Contents">
      <style:text-properties officeooo:rsid="00235f13" officeooo:paragraph-rsid="00235f13"/>
    </style:style>
    <style:style style:name="P11" style:family="paragraph" style:parent-style-name="Table_20_Contents">
      <style:text-properties officeooo:rsid="0024d173" officeooo:paragraph-rsid="0024d173"/>
    </style:style>
    <style:style style:name="T1" style:family="text">
      <style:text-properties officeooo:rsid="00169945"/>
    </style:style>
    <style:style style:name="T2" style:family="text">
      <style:text-properties officeooo:rsid="0017d179"/>
    </style:style>
    <style:style style:name="T3" style:family="text">
      <style:text-properties officeooo:rsid="001c4bcf"/>
    </style:style>
    <style:style style:name="T4" style:family="text">
      <style:text-properties officeooo:rsid="001e76f4"/>
    </style:style>
    <style:style style:name="T5" style:family="text">
      <style:text-properties officeooo:rsid="001ff002"/>
    </style:style>
    <style:style style:name="T6" style:family="text">
      <style:text-properties officeooo:rsid="00215542"/>
    </style:style>
    <style:style style:name="T7" style:family="text">
      <style:text-properties officeooo:rsid="00228b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Transport Layer</text:p>
      <text:p text:style-name="P1"/>
      <table:table table:name="Table1" table:style-name="Table1">
        <table:table-column table:style-name="Table1.A" table:number-columns-repeated="2"/>
        <table:table-row table:style-name="TableLine94675474009904">
          <table:table-cell table:style-name="Table1.A1" office:value-type="string">
            <text:p text:style-name="Table_20_Contents">Process-to-process delivery</text:p>
          </table:table-cell>
          <table:table-cell table:style-name="Table1.A1" office:value-type="string">
            <text:p text:style-name="Table_20_Contents">Getting a packet to</text:p>
            <text:p text:style-name="Table_20_Contents">the destination system is not quite the same thing as determining which process</text:p>
            <text:p text:style-name="Table_20_Contents">should receive the packet’s content</text:p>
          </table:table-cell>
        </table:table-row>
        <table:table-row table:style-name="TableLine94675474009904">
          <table:table-cell table:style-name="Table1.A1" office:value-type="string">
            <text:p text:style-name="Table_20_Contents">This process of dividing message content into packets is known as</text:p>
            <text:p text:style-name="Table_20_Contents">segmentation.</text:p>
          </table:table-cell>
          <table:table-cell table:style-name="Table1.A1" office:value-type="string">
            <text:p text:style-name="Table_20_Contents">The network layer forwards each and every packet indepen-</text:p>
            <text:p text:style-name="Table_20_Contents">dently</text:p>
          </table:table-cell>
        </table:table-row>
        <table:table-row table:style-name="TableLine94675474009904">
          <table:table-cell table:style-name="Table1.A1" office:value-type="string">
            <text:p text:style-name="P2">The transport layer <text:s/>can make sure the entire message out in a sequence of packet came in order</text:p>
          </table:table-cell>
          <table:table-cell table:style-name="Table1.A1" office:value-type="string">
            <text:p text:style-name="P3"><text:span text:style-name="T1">This function of transport layer involve flow control and error </text:span><text:span text:style-name="T2">control</text:span></text:p>
            <text:p text:style-name="P3"/>
            <text:p text:style-name="P4">wich are abssent in network layer </text:p>
            <text:p text:style-name="P4"/>
            <text:p text:style-name="P4">the ttraport layer protocoles that can make this function is TCP</text:p>
          </table:table-cell>
        </table:table-row>
        <table:table-row table:style-name="TableLine94675474009904">
          <table:table-cell table:style-name="Table1.A1" office:value-type="string">
            <text:p text:style-name="P4">A Datagrame refer to the whol ip packet </text:p>
            <text:p text:style-name="P4"/>
            <text:p text:style-name="P5">=&gt; Self contained datagrame are not concern with flow control and error contro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P6">TCP</text:p>
          </table:table-cell>
          <table:table-cell table:style-name="Table1.A1" office:value-type="string">
            <text:p text:style-name="P6">Is connection oriented,<text:span text:style-name="T3">reliable service that provide ordered delivery of packet content</text:span></text:p>
          </table:table-cell>
        </table:table-row>
        <table:table-row table:style-name="TableLine94675474009904">
          <table:table-cell table:style-name="Table1.A1" office:value-type="string">
            <text:p text:style-name="P6">UDP</text:p>
          </table:table-cell>
          <table:table-cell table:style-name="Table1.A1" office:value-type="string">
            <text:p text:style-name="P7">Is Conecctionless ,unreliable</text:p>
          </table:table-cell>
        </table:table-row>
        <table:table-row table:style-name="TableLine94675474009904">
          <table:table-cell table:style-name="Table1.A1" office:value-type="string">
            <text:p text:style-name="P8">Network layer ip address offre unreliabble service or best effort service</text:p>
          </table:table-cell>
          <table:table-cell table:style-name="Table1.A1" office:value-type="string">
            <text:p text:style-name="P8">The transport layer reliablity in form of flow and error control</text:p>
          </table:table-cell>
        </table:table-row>
        <table:table-row table:style-name="TableLine94675474009904">
          <table:table-cell table:style-name="Table1.A1" office:value-type="string">
            <text:p text:style-name="P9"><text:span text:style-name="T4">The network layer get </text:span><text:span text:style-name="T7">single</text:span><text:span text:style-name="T4"> packet to the right system</text:span></text:p>
          </table:table-cell>
          <table:table-cell table:style-name="Table1.A1" office:value-type="string">
            <text:p text:style-name="P9"><text:span text:style-name="T4">The transport layer get </text:span><text:span text:style-name="T6">right message</text:span><text:span text:style-name="T4"> to the right </text:span><text:span text:style-name="T5">process</text:span></text:p>
          </table:table-cell>
        </table:table-row>
        <table:table-row table:style-name="TableLine94675474009904">
          <table:table-cell table:style-name="Table1.A1" office:value-type="string">
            <text:p text:style-name="P10">Functions of transport Layer</text:p>
          </table:table-cell>
          <table:table-cell table:style-name="Table1.A1" office:value-type="string">
            <text:p text:style-name="P11">Process addressing and Multiplexing</text:p>
            <text:p text:style-name="P11"/>
            <text:p text:style-name="P11"/>
            <text:p text:style-name="P11">segment handling</text:p>
            <text:p text:style-name="P11"/>
            <text:p text:style-name="P11">conection conrol</text:p>
            <text:p text:style-name="P11"/>
            <text:p text:style-name="P11">flow control</text:p>
            <text:p text:style-name="P11"/>
            <text:p text:style-name="P11"/>
            <text:p text:style-name="P11">error contorl</text:p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75474009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4:42:42.852090489</meta:creation-date>
    <dc:date>2022-01-11T14:57:08.008227712</dc:date>
    <meta:editing-duration>PT14M15S</meta:editing-duration>
    <meta:editing-cycles>20</meta:editing-cycles>
    <meta:generator>LibreOffice/6.4.7.2$Linux_X86_64 LibreOffice_project/40$Build-2</meta:generator>
    <meta:document-statistic meta:table-count="1" meta:image-count="0" meta:object-count="0" meta:page-count="1" meta:paragraph-count="29" meta:word-count="190" meta:character-count="1195" meta:non-whitespace-character-count="1031"/>
  </office:meta>
</office:document-meta>
</file>